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9.77cm" fo:min-width="6.48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8.25cm" fo:min-width="5.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808080" loext:opacity="100%"/>
    </style:style>
    <style:style style:name="P4" style:family="paragraph">
      <loext:graphic-properties draw:fill="none" draw:fill-color="#ffffff"/>
      <style:text-properties fo:color="#808080" loext:opacity="100%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color="#808080" loext:opacity="100%" fo:font-size="12pt"/>
    </style:style>
    <style:style style:name="P9" style:family="paragraph">
      <loext:graphic-properties draw:fill="none" draw:fill-color="#ffffff"/>
      <style:text-properties fo:color="#80808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0.02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8.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7cm" svg:height="0.27cm" svg:x="7.615cm" svg:y="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svg:x="2.715cm" svg:y="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svg:x="7.615cm" svg:y="2.7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27cm" svg:height="0.27cm" svg:x="2.715cm" svg:y="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25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429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429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257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727cm" svg:height="0.962cm" svg:x="13.2cm" svg:y="11.564cm">
          <draw:text-box>
            <text:p text:style-name="P3">Connector End</text:p>
          </draw:text-box>
        </draw:frame>
        <draw:frame draw:style-name="gr4" draw:text-style-name="P4" draw:layer="layout" svg:width="4.727cm" svg:height="0.962cm" svg:x="2.893cm" svg:y="10.05cm">
          <draw:text-box>
            <text:p text:style-name="P3">Connector End</text:p>
          </draw:text-box>
        </draw:frame>
        <draw:line draw:style-name="gr5" draw:text-style-name="P5" draw:layer="layout" svg:x1="0cm" svg:y1="21.59cm" svg:x2="21.59cm" svg:y2="21.59cm">
          <text:p/>
        </draw:line>
        <draw:frame draw:style-name="gr6" draw:text-style-name="P7" draw:layer="layout" svg:width="16.51cm" svg:height="3.806cm" svg:x="2.54cm" svg:y="22.225cm">
          <draw:text-box>
            <text:p text:style-name="P6">Holes and component outlines are drawn to scale, but double-check to ensure nothing was altered in the printing process. The Raspberry Pi and SSD should fit precisely within their respective outlines. Verify this before drilling.</text:p>
            <text:p text:style-name="P6"/>
            <text:p text:style-name="P6">Use spacers under the Pi for easier microSD access and under the SSD to account for the height of theSATA-to-USB adapter. Thickness of spacers is not critical, but should be at least 3mm for minimum clearance.</text:p>
          </draw:text-box>
        </draw:frame>
        <draw:frame draw:style-name="gr4" draw:text-style-name="P9" draw:layer="layout" svg:width="4.109cm" svg:height="0.725cm" svg:x="3.132cm" svg:y="2.527cm">
          <draw:text-box>
            <text:p text:style-name="P8">Pi screws are M2.5</text:p>
          </draw:text-box>
        </draw:frame>
        <draw:frame draw:style-name="gr4" draw:text-style-name="P9" draw:layer="layout" svg:width="4.249cm" svg:height="0.725cm" svg:x="13.432cm" svg:y="2.527cm">
          <draw:text-box>
            <text:p text:style-name="P8">SSD screws are M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7T08:17:08.013000000</meta:creation-date>
    <dc:date>2022-01-17T11:10:01.574000000</dc:date>
    <meta:editing-duration>PT51M46S</meta:editing-duration>
    <meta:editing-cycles>10</meta:editing-cycles>
    <meta:generator>LibreOffice/7.2.4.1$Windows_X86_64 LibreOffice_project/27d75539669ac387bb498e35313b970b7fe9c4f9</meta:generator>
    <meta:document-statistic meta:object-count="16"/>
  </office:meta>
</office:document-meta>
</file>